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2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 * [.F2]" office:value-type="currency" office:currency="EUR" office:value="37">
            <text:p>€ 37,00</text:p>
          </table:table-cell>
          <table:table-cell table:formula="of:=SUM ([.E2:.E61])" office:value-type="float" office:value="1890">
            <text:p>1890</text:p>
          </table:table-cell>
          <table:table-cell table:number-columns-repeated="1013"/>
        </table:table-row>
        <table:table-row table:style-name="ro2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3">
            <text:p>3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 * [.F3]" office:value-type="currency" office:currency="EUR" office:value="66">
            <text:p>€ 66,00</text:p>
          </table:table-cell>
          <table:table-cell table:formula="of:=AVERAGE 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2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4">
            <text:p>4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 * [.F4]" office:value-type="currency" office:currency="EUR" office:value="30">
            <text:p>€ 30,00</text:p>
          </table:table-cell>
          <table:table-cell table:formula="of:=COUNTIF ([.C2:.C61]; &quot;Vino&quot;)" office:value-type="float" office:value="8">
            <text:p>8</text:p>
          </table:table-cell>
          <table:table-cell table:number-columns-repeated="1013"/>
        </table:table-row>
        <table:table-row table:style-name="ro2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5">
            <text:p>5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 * [.F5]" office:value-type="currency" office:currency="EUR" office:value="60">
            <text:p>€ 60,00</text:p>
          </table:table-cell>
          <table:table-cell table:formula="of:=SUM ([.E5];[.E21];[.E43];[.E44];[.E60])" office:value-type="float" office:value="173">
            <text:p>173</text:p>
          </table:table-cell>
          <table:table-cell table:number-columns-repeated="1013"/>
        </table:table-row>
        <table:table-row table:style-name="ro2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6">
            <text:p>6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 * [.F6]" office:value-type="currency" office:currency="EUR" office:value="90">
            <text:p>€ 90,00</text:p>
          </table:table-cell>
          <table:table-cell table:formula="of:=AVERAGE ([.F2];[.F19];[.F28];[.F37];[.F44];[.F52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2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7">
            <text:p>7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 * [.F7]" office:value-type="currency" office:currency="EUR" office:value="24.5">
            <text:p>€ 24,50</text:p>
          </table:table-cell>
          <table:table-cell table:number-columns-repeated="1014"/>
        </table:table-row>
        <table:table-row table:style-name="ro2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8">
            <text:p>8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 * [.F8]" office:value-type="currency" office:currency="EUR" office:value="72">
            <text:p>€ 72,00</text:p>
          </table:table-cell>
          <table:table-cell table:number-columns-repeated="1014"/>
        </table:table-row>
        <table:table-row table:style-name="ro2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9">
            <text:p>9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 * [.F9]" office:value-type="currency" office:currency="EUR" office:value="148.5">
            <text:p>€ 148,50</text:p>
          </table:table-cell>
          <table:table-cell table:number-columns-repeated="1014"/>
        </table:table-row>
        <table:table-row table:style-name="ro2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10">
            <text:p>10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 * [.F10]" office:value-type="currency" office:currency="EUR" office:value="60">
            <text:p>€ 6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1">
            <text:p>1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 * [.F11]" office:value-type="currency" office:currency="EUR" office:value="110">
            <text:p>€ 11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2">
            <text:p>12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 * [.F12]" office:value-type="currency" office:currency="EUR" office:value="300">
            <text:p>€ 30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13">
            <text:p>1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 * [.F13]" office:value-type="currency" office:currency="EUR" office:value="104">
            <text:p>€ 104,00</text:p>
          </table:table-cell>
          <table:table-cell table:number-columns-repeated="1014"/>
        </table:table-row>
        <table:table-row table:style-name="ro2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14">
            <text:p>14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 * [.F14]" office:value-type="currency" office:currency="EUR" office:value="161">
            <text:p>€ 161,00</text:p>
          </table:table-cell>
          <table:table-cell table:number-columns-repeated="1014"/>
        </table:table-row>
        <table:table-row table:style-name="ro2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5">
            <text:p>15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 * [.F15]" office:value-type="currency" office:currency="EUR" office:value="142.5">
            <text:p>€ 142,50</text:p>
          </table:table-cell>
          <table:table-cell table:number-columns-repeated="1014"/>
        </table:table-row>
        <table:table-row table:style-name="ro2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16">
            <text:p>16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 * [.F16]" office:value-type="currency" office:currency="EUR" office:value="64">
            <text:p>€ 64,00</text:p>
          </table:table-cell>
          <table:table-cell table:number-columns-repeated="1014"/>
        </table:table-row>
        <table:table-row table:style-name="ro2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7">
            <text:p>17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 * [.F17]" office:value-type="currency" office:currency="EUR" office:value="119">
            <text:p>€ 119,00</text:p>
          </table:table-cell>
          <table:table-cell table:number-columns-repeated="1014"/>
        </table:table-row>
        <table:table-row table:style-name="ro2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8">
            <text:p>18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 * [.F18]" office:value-type="currency" office:currency="EUR" office:value="234">
            <text:p>€ 234,00</text:p>
          </table:table-cell>
          <table:table-cell table:number-columns-repeated="1014"/>
        </table:table-row>
        <table:table-row table:style-name="ro2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9">
            <text:p>19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 * [.F19]" office:value-type="currency" office:currency="EUR" office:value="304">
            <text:p>€ 304,00</text:p>
          </table:table-cell>
          <table:table-cell table:number-columns-repeated="1014"/>
        </table:table-row>
        <table:table-row table:style-name="ro2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0">
            <text:p>20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 * [.F20]" office:value-type="currency" office:currency="EUR" office:value="210">
            <text:p>€ 21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21">
            <text:p>21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 * [.F21]" office:value-type="currency" office:currency="EUR" office:value="178.5">
            <text:p>€ 178,50</text:p>
          </table:table-cell>
          <table:table-cell table:number-columns-repeated="1014"/>
        </table:table-row>
        <table:table-row table:style-name="ro2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22">
            <text:p>22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 * [.F22]" office:value-type="currency" office:currency="EUR" office:value="770">
            <text:p>€ 77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23">
            <text:p>23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 * [.F23]" office:value-type="currency" office:currency="EUR" office:value="437">
            <text:p>€ 437,00</text:p>
          </table:table-cell>
          <table:table-cell table:number-columns-repeated="1014"/>
        </table:table-row>
        <table:table-row table:style-name="ro2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4">
            <text:p>2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 * [.F24]" office:value-type="currency" office:currency="EUR" office:value="132">
            <text:p>€ 132,00</text:p>
          </table:table-cell>
          <table:table-cell table:number-columns-repeated="1014"/>
        </table:table-row>
        <table:table-row table:style-name="ro2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25">
            <text:p>25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 * [.F25]" office:value-type="currency" office:currency="EUR" office:value="225">
            <text:p>€ 225,00</text:p>
          </table:table-cell>
          <table:table-cell table:number-columns-repeated="1014"/>
        </table:table-row>
        <table:table-row table:style-name="ro2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6">
            <text:p>26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 * [.F26]" office:value-type="currency" office:currency="EUR" office:value="169">
            <text:p>€ 169,00</text:p>
          </table:table-cell>
          <table:table-cell table:number-columns-repeated="1014"/>
        </table:table-row>
        <table:table-row table:style-name="ro2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27">
            <text:p>27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 * [.F27]" office:value-type="currency" office:currency="EUR" office:value="756">
            <text:p>€ 756,00</text:p>
          </table:table-cell>
          <table:table-cell table:number-columns-repeated="1014"/>
        </table:table-row>
        <table:table-row table:style-name="ro2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28">
            <text:p>28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 * [.F28]" office:value-type="currency" office:currency="EUR" office:value="392">
            <text:p>€ 392,00</text:p>
          </table:table-cell>
          <table:table-cell table:number-columns-repeated="1014"/>
        </table:table-row>
        <table:table-row table:style-name="ro2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9">
            <text:p>29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 * [.F29]" office:value-type="currency" office:currency="EUR" office:value="319">
            <text:p>€ 319,00</text:p>
          </table:table-cell>
          <table:table-cell table:number-columns-repeated="1014"/>
        </table:table-row>
        <table:table-row table:style-name="ro2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30">
            <text:p>30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 * [.F30]" office:value-type="currency" office:currency="EUR" office:value="600">
            <text:p>€ 60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31">
            <text:p>3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 * [.F31]" office:value-type="currency" office:currency="EUR" office:value="542.5">
            <text:p>€ 542,50</text:p>
          </table:table-cell>
          <table:table-cell table:number-columns-repeated="1014"/>
        </table:table-row>
        <table:table-row table:style-name="ro2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32">
            <text:p>3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 * [.F32]" office:value-type="currency" office:currency="EUR" office:value="217.6">
            <text:p>€ 217,60</text:p>
          </table:table-cell>
          <table:table-cell table:number-columns-repeated="1014"/>
        </table:table-row>
        <table:table-row table:style-name="ro2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33">
            <text:p>33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 * [.F33]" office:value-type="currency" office:currency="EUR" office:value="313.5">
            <text:p>€ 313,50</text:p>
          </table:table-cell>
          <table:table-cell table:number-columns-repeated="1014"/>
        </table:table-row>
        <table:table-row table:style-name="ro2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34">
            <text:p>34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 * [.F34]" office:value-type="currency" office:currency="EUR" office:value="952">
            <text:p>€ 952,00</text:p>
          </table:table-cell>
          <table:table-cell table:number-columns-repeated="1014"/>
        </table:table-row>
        <table:table-row table:style-name="ro2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35">
            <text:p>35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 * [.F35]" office:value-type="currency" office:currency="EUR" office:value="350">
            <text:p>€ 35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6">
            <text:p>36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 * [.F36]" office:value-type="currency" office:currency="EUR" office:value="259.2">
            <text:p>€ 259,20</text:p>
          </table:table-cell>
          <table:table-cell table:number-columns-repeated="1014"/>
        </table:table-row>
        <table:table-row table:style-name="ro2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37">
            <text:p>37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 * [.F37]" office:value-type="currency" office:currency="EUR" office:value="573.5">
            <text:p>€ 573,50</text:p>
          </table:table-cell>
          <table:table-cell table:number-columns-repeated="1014"/>
        </table:table-row>
        <table:table-row table:style-name="ro2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38">
            <text:p>38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 * [.F38]" office:value-type="currency" office:currency="EUR" office:value="532">
            <text:p>€ 532,00</text:p>
          </table:table-cell>
          <table:table-cell table:number-columns-repeated="1014"/>
        </table:table-row>
        <table:table-row table:style-name="ro2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39">
            <text:p>39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 * [.F39]" office:value-type="currency" office:currency="EUR" office:value="195">
            <text:p>€ 195,00</text:p>
          </table:table-cell>
          <table:table-cell table:number-columns-repeated="1014"/>
        </table:table-row>
        <table:table-row table:style-name="ro2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40">
            <text:p>40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 * [.F40]" office:value-type="currency" office:currency="EUR" office:value="420">
            <text:p>€ 42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1">
            <text:p>41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 * [.F41]" office:value-type="currency" office:currency="EUR" office:value="225.5">
            <text:p>€ 225,50</text:p>
          </table:table-cell>
          <table:table-cell table:number-columns-repeated="1014"/>
        </table:table-row>
        <table:table-row table:style-name="ro2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42">
            <text:p>42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 * [.F42]" office:value-type="currency" office:currency="EUR" office:value="714">
            <text:p>€ 714,00</text:p>
          </table:table-cell>
          <table:table-cell table:number-columns-repeated="1014"/>
        </table:table-row>
        <table:table-row table:style-name="ro2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43">
            <text:p>43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 * [.F43]" office:value-type="currency" office:currency="EUR" office:value="206.4">
            <text:p>€ 206,40</text:p>
          </table:table-cell>
          <table:table-cell table:number-columns-repeated="1014"/>
        </table:table-row>
        <table:table-row table:style-name="ro2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44">
            <text:p>44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 * [.F44]" office:value-type="currency" office:currency="EUR" office:value="836">
            <text:p>€ 836,00</text:p>
          </table:table-cell>
          <table:table-cell table:number-columns-repeated="1014"/>
        </table:table-row>
        <table:table-row table:style-name="ro2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45">
            <text:p>45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 * [.F45]" office:value-type="currency" office:currency="EUR" office:value="292.5">
            <text:p>€ 292,50</text:p>
          </table:table-cell>
          <table:table-cell table:number-columns-repeated="1014"/>
        </table:table-row>
        <table:table-row table:style-name="ro2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46">
            <text:p>46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 * [.F46]" office:value-type="currency" office:currency="EUR" office:value="621">
            <text:p>€ 621,00</text:p>
          </table:table-cell>
          <table:table-cell table:number-columns-repeated="1014"/>
        </table:table-row>
        <table:table-row table:style-name="ro2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47">
            <text:p>47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 * [.F47]" office:value-type="currency" office:currency="EUR" office:value="1057.5">
            <text:p>€ 1.057,50</text:p>
          </table:table-cell>
          <table:table-cell table:number-columns-repeated="1014"/>
        </table:table-row>
        <table:table-row table:style-name="ro2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48">
            <text:p>48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 * [.F48]" office:value-type="currency" office:currency="EUR" office:value="528">
            <text:p>€ 528,00</text:p>
          </table:table-cell>
          <table:table-cell table:number-columns-repeated="1014"/>
        </table:table-row>
        <table:table-row table:style-name="ro2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49">
            <text:p>49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 * [.F49]" office:value-type="currency" office:currency="EUR" office:value="205.8">
            <text:p>€ 205,80</text:p>
          </table:table-cell>
          <table:table-cell table:number-columns-repeated="1014"/>
        </table:table-row>
        <table:table-row table:style-name="ro2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50">
            <text:p>50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 * [.F50]" office:value-type="currency" office:currency="EUR" office:value="800">
            <text:p>€ 80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51">
            <text:p>51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 * [.F51]" office:value-type="currency" office:currency="EUR" office:value="193.8">
            <text:p>€ 193,80</text:p>
          </table:table-cell>
          <table:table-cell table:number-columns-repeated="1014"/>
        </table:table-row>
        <table:table-row table:style-name="ro2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52">
            <text:p>52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 * [.F52]" office:value-type="currency" office:currency="EUR" office:value="1040">
            <text:p>€ 1.04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53">
            <text:p>53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 * [.F53]" office:value-type="currency" office:currency="EUR" office:value="795">
            <text:p>€ 795,00</text:p>
          </table:table-cell>
          <table:table-cell table:number-columns-repeated="1014"/>
        </table:table-row>
        <table:table-row table:style-name="ro2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54">
            <text:p>5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 * [.F54]" office:value-type="currency" office:currency="EUR" office:value="135">
            <text:p>€ 135,00</text:p>
          </table:table-cell>
          <table:table-cell table:number-columns-repeated="1014"/>
        </table:table-row>
        <table:table-row table:style-name="ro2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55">
            <text:p>55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 * [.F55]" office:value-type="currency" office:currency="EUR" office:value="440">
            <text:p>€ 44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56">
            <text:p>56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 * [.F56]" office:value-type="currency" office:currency="EUR" office:value="392">
            <text:p>€ 392,00</text:p>
          </table:table-cell>
          <table:table-cell table:number-columns-repeated="1014"/>
        </table:table-row>
        <table:table-row table:style-name="ro2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57">
            <text:p>57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 * [.F57]" office:value-type="currency" office:currency="EUR" office:value="712.5">
            <text:p>€ 712,50</text:p>
          </table:table-cell>
          <table:table-cell table:number-columns-repeated="1014"/>
        </table:table-row>
        <table:table-row table:style-name="ro2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58">
            <text:p>58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 * [.F58]" office:value-type="currency" office:currency="EUR" office:value="290">
            <text:p>€ 29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59">
            <text:p>59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 * [.F59]" office:value-type="currency" office:currency="EUR" office:value="578.2">
            <text:p>€ 578,20</text:p>
          </table:table-cell>
          <table:table-cell table:number-columns-repeated="1014"/>
        </table:table-row>
        <table:table-row table:style-name="ro2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60">
            <text:p>60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 * [.F60]" office:value-type="currency" office:currency="EUR" office:value="360">
            <text:p>€ 360,00</text:p>
          </table:table-cell>
          <table:table-cell table:number-columns-repeated="1014"/>
        </table:table-row>
        <table:table-row table:style-name="ro2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61">
            <text:p>6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 * [.F61]" office:value-type="currency" office:currency="EUR" office:value="610">
            <text:p>€ 610,00</text:p>
          </table:table-cell>
          <table:table-cell table:number-columns-repeated="1014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8000" number:language="it" number:country="IT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4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4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">
      <number:text>-</number:text>
      <number:number number:decimal-places="2" number:min-integer-digits="1" number:grouping="true"/>
      <number:text> </number:text>
      <style:map style:condition="value()&gt;=0" style:apply-style-name="N115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/05/2025</text:date>, <text:time>09.32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3T09:29:07.92</dc:date>
    <meta:generator>OpenOffice/4.1.13$Win32 OpenOffice.org_project/4113m1$Build-9810</meta:generator>
    <meta:document-statistic meta:table-count="1" meta:cell-count="554" meta:object-count="0"/>
  </office:meta>
</office:document-meta>
</file>